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32bd0" officeooo:paragraph-rsid="00132bd0"/>
    </style:style>
    <style:style style:name="T1" style:family="text">
      <style:text-properties style:font-name="Inconsolat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Zugangsdaten Virtuelle Maschinen</text:h>
      <text:h text:style-name="Heading_20_3" text:outline-level="3">OMD-Monitoring-Server</text:h>
      <text:p text:style-name="P1">Administrativer Benutzer:<text:tab/><text:span text:style-name="T1">omdroot</text:span><text:line-break/><text:tab/><text:tab/><text:tab/><text:tab/><text:span text:style-name="T1">muster</text:span></text:p>
      <text:p text:style-name="P1">Root-Rechte von <text:span text:style-name="T1">omdroot</text:span> aus mit <text:span text:style-name="T1">sudo -i</text:span> + omdroot-Passwort</text:p>
      <text:h text:style-name="Heading_20_3" text:outline-level="3">Git-Desktop</text:h>
      <text:p text:style-name="P1">Benutzer mit Admin-Zugriff: <text:tab/>gituser<text:line-break/><text:tab/><text:tab/><text:tab/><text:tab/><text:tab/>muster</text:p>
      <text:p text:style-name="P1">Root-Rechte von <text:span text:style-name="T1">gituser</text:span> aus mit <text:span text:style-name="T1">sudo -i</text:span> + gituser-Passwor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Inconsolata" svg:font-family="Inconsolata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5-03T17:42:05.964123846</meta:creation-date>
    <dc:date>2015-05-03T17:45:27.031436900</dc:date>
    <meta:editing-duration>P0D</meta:editing-duration>
    <meta:editing-cycles>1</meta:editing-cycles>
    <meta:document-statistic meta:table-count="0" meta:image-count="0" meta:object-count="0" meta:page-count="1" meta:paragraph-count="7" meta:word-count="32" meta:character-count="272" meta:non-whitespace-character-count="237"/>
    <meta:generator>LibreOffice/4.2.7.2$Linux_X86_64 LibreOffice_project/420m0$Build-2</meta:generator>
  </office:meta>
</office:document-meta>
</file>